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S Shell DLg" svg:font-family="'MS Shell DLg'"/>
    <style:font-face style:name="MS Shell Dlg" svg:font-family="'MS Shell Dlg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48in" fo:margin-right="1.9583in" fo:text-indent="0in" style:auto-text-indent="false" style:text-autospace="none"/>
      <style:text-properties fo:color="#000000" style:font-name="Verdana" fo:font-size="12pt" style:font-name-asian="MS Shell Dlg" style:font-size-asian="12pt" style:font-name-complex="MS Shell Dlg" style:font-size-complex="12pt"/>
    </style:style>
    <style:style style:name="P2" style:family="paragraph" style:parent-style-name="Standard">
      <style:paragraph-properties fo:margin-left="0.448in" fo:margin-right="1.9583in" fo:text-indent="0in" style:auto-text-indent="false" style:text-autospace="none">
        <style:tab-stops>
          <style:tab-stop style:position="0.3075in"/>
        </style:tab-stops>
      </style:paragraph-properties>
      <style:text-properties fo:color="#000000" style:font-name="Verdana" fo:font-size="12pt" style:font-name-asian="MS Shell DLg" style:font-size-asian="12pt" style:font-name-complex="MS Shell DLg" style:font-size-complex="12pt"/>
    </style:style>
    <style:style style:name="P3" style:family="paragraph" style:parent-style-name="Standard">
      <style:paragraph-properties fo:margin-left="0.448in" fo:margin-right="1.9583in" fo:text-indent="0in" style:auto-text-indent="false" style:text-autospace="none">
        <style:tab-stops>
          <style:tab-stop style:position="0.3075in"/>
        </style:tab-stops>
      </style:paragraph-properties>
      <style:text-properties fo:color="#000000" style:font-name="Verdana" fo:font-size="12pt" style:font-name-asian="MS Shell DLg" style:font-size-asian="12pt" style:font-name-complex="MS Shell DLg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e's a moral dilemma don't ponder it too long:<text:line-break/>Suppose I hosted a cotton picking watermelon eating and fence hopping triathlon where all the money raised goes to an anti racism charity. Do you protest it, or attend it?</text:p>
      <text:p text:style-name="P1"/>
      <text:p text:style-name="P2">I'm sick of people talking about ethics. Trying to enforce their beliefs onto me. People don't realize sometimes that ethics change over time. Example, just a few years ago it might have been considered unethical for a black man to marry a white woman. Now it's just gross.</text:p>
      <text:p text:style-name="P2"/>
      <text:p text:style-name="P2">The Holocause: Fight for your right to be Jew Fre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hell DLg" svg:font-family="'MS Shell DLg'"/>
    <style:font-face style:name="MS Shell Dlg" svg:font-family="'MS Shell Dlg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olton Phillips</meta:initial-creator>
    <meta:creation-date>2009-05-28T08:03:33.48</meta:creation-date>
    <dc:date>2009-07-17T09:35:56.93</dc:date>
    <dc:creator>Colton Phillips</dc:creator>
    <meta:editing-duration>PT00H13M30S</meta:editing-duration>
    <meta:editing-cycles>3</meta:editing-cycles>
    <meta:generator>OpenOffice.org/3.0$Win32 OpenOffice.org_project/300m15$Build-9379</meta:generator>
    <meta:document-statistic meta:table-count="0" meta:image-count="0" meta:object-count="0" meta:page-count="1" meta:paragraph-count="3" meta:word-count="97" meta:character-count="544"/>
  </office:meta>
</office:document-meta>
</file>